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office:automatic-styles>
  <office:body>
    <office:text>
      <text:h text:style-name="Heading_20_1" text:outline-level="1"><text:bookmark-start text:name="qa-the-one-where-youre-upgrading-spring-boot-maven-dependencies-for-enterprise-edition"/>Q&amp;A: The one where you’re upgrading spring-boot maven dependencies for enterprise edition<text:bookmark-end text:name="qa-the-one-where-youre-upgrading-spring-boot-maven-dependencies-for-enterprise-edition"/></text:h>
      <text:p text:style-name="First_20_paragraph">If you’ve been using the Spring-boot community edition, but you’ve decided that it’s time to step up to the Enterprise Edition, then there a re a few things you’ll need to do. We will step thtough them here.</text:p>
      <text:h text:style-name="Heading_20_2" text:outline-level="2"><text:bookmark-start text:name="first-things-first-upgrade-your-database"/>First things first, upgrade your database<text:bookmark-end text:name="first-things-first-upgrade-your-database"/></text:h>
      <text:p text:style-name="First_20_paragraph">One of the first differences between the CE and EE version is that there may have been some patch releases added. These sometimes require small changes to the database. You can always check <text:a xlink:type="simple" xlink:href="https://docs.camunda.org/manual/7.15/update/patch-level/" office:name=""><text:span text:style-name="Definition">here</text:span></text:a> for the list of all patch releases. If this is the case you would just find and run the scripts against the database. The CE version can still run on the Database that has been updated for EE.</text:p>
      <text:h text:style-name="Heading_20_2" text:outline-level="2"><text:bookmark-start text:name="next-up-upgrade-your-spring-boot-maven-dependencies"/>Next up, upgrade your spring-boot maven dependencies<text:bookmark-end text:name="next-up-upgrade-your-spring-boot-maven-dependencies"/></text:h>
      <text:p text:style-name="First_20_paragraph">In your <text:span text:style-name="Source_Text">pom.xml</text:span> file you will need to change a few dependencies.</text:p>
      <text:p text:style-name="P1">&lt;dependency&gt;</text:p>
      <text:p text:style-name="P2"><text:s text:c="2"/>&lt;groupId&gt;org.camunda.bpm&lt;/groupId&gt;</text:p>
      <text:p text:style-name="P3"><text:s text:c="2"/>&lt;artifactId&gt;camunda-bom&lt;/artifactId&gt;</text:p>
      <text:p text:style-name="P4"><text:s text:c="2"/>&lt;version&gt;7.16.0-ee&lt;/version&gt;</text:p>
      <text:p text:style-name="P5"><text:s text:c="2"/>&lt;scope&gt;import&lt;/scope&gt;</text:p>
      <text:p text:style-name="P6"><text:s text:c="2"/>&lt;type&gt;pom&lt;/type&gt;</text:p>
      <text:p text:style-name="P7">&lt;/dependency&gt;</text:p>
      <text:p text:style-name="First_20_paragraph">Notice the <text:span text:style-name="Source_Text">-ee</text:span> added to the end of the version tag. That’s the important bit. You might also want to take this opportunity to upgrade whatever version you’re using to the most recent, but that’s up to you.</text:p>
      <text:p text:style-name="Text_20_body">There are a couple of other dependencies you will also need to update:</text:p>
      <text:p text:style-name="P8">&lt;dependencies&gt;</text:p>
      <text:p text:style-name="P9"><text:s text:c="4"/>&lt;dependency&gt;</text:p>
      <text:p text:style-name="P10"><text:s text:c="6"/>&lt;groupId&gt;org.camunda.bpm.springboot&lt;/groupId&gt;</text:p>
      <text:p text:style-name="P11"><text:s text:c="6"/>&lt;artifactId&gt;camunda-bpm-spring-boot-starter-rest&lt;/artifactId&gt;</text:p>
      <text:p text:style-name="P12"><text:s text:c="6"/>&lt;version&gt;7.16.0-ee&lt;/version&gt;</text:p>
      <text:p text:style-name="P13"><text:s text:c="4"/>&lt;/dependency&gt;</text:p>
      <text:p text:style-name="P14"/>
      <text:p text:style-name="P15"><text:s text:c="4"/>&lt;dependency&gt;</text:p>
      <text:p text:style-name="P16"><text:s text:c="6"/>&lt;groupId&gt;org.camunda.bpm.springboot&lt;/groupId&gt;</text:p>
      <text:p text:style-name="P17"><text:s text:c="6"/>&lt;artifactId&gt;camunda-bpm-spring-boot-starter-webapp-ee&lt;/artifactId&gt;</text:p>
      <text:p text:style-name="P18"><text:s text:c="6"/>&lt;version&gt;7.16.0-ee&lt;/version&gt;</text:p>
      <text:p text:style-name="P19"><text:s text:c="4"/>&lt;/dependency&gt;</text:p>
      <text:p text:style-name="P20"><text:s text:c="2"/>...</text:p>
      <text:p text:style-name="P21">&lt;/dependencies&gt;</text:p>
      <text:p text:style-name="First_20_paragraph">And then finally, and crucially, you’ll need to make sure that your <text:span text:style-name="Source_Text">repositories</text:span> section is up to date:</text:p>
      <text:p text:style-name="P22">&lt;repositories&gt;</text:p>
      <text:p text:style-name="P23"><text:s text:c="2"/>&lt;repository&gt;</text:p>
      <text:p text:style-name="P24"><text:s text:c="4"/>&lt;id&gt;camunda-bpm-nexus-ee&lt;/id&gt;</text:p>
      <text:p text:style-name="P25"><text:s text:c="4"/>&lt;name&gt;camunda-bpm-nexus&lt;/name&gt;</text:p>
      <text:p text:style-name="P26"><text:s text:c="4"/>&lt;url&gt;</text:p>
      <text:p text:style-name="P27"><text:s text:c="6"/>https://camunda.jfrog.io/artifactory/private/</text:p>
      <text:p text:style-name="P28"><text:s text:c="4"/>&lt;/url&gt;</text:p>
      <text:p text:style-name="P29"><text:s text:c="2"/>&lt;/repository&gt;</text:p>
      <text:p text:style-name="P30">&lt;/repositories&gt;</text:p>
      <text:p text:style-name="First_20_paragraph">That will get all your dependndecies up to date, but with your enterprise license, you should also have gotten a username and password to use to download the Enterprise Edition. YOu’ll need that in order for your `.pom.xml. to access the repositories you just defined.</text:p>
      <text:p text:style-name="Text_20_body">In order to do that, check in your <text:span text:style-name="Source_Text">.m2</text:span> directory for a <text:span text:style-name="Source_Text">settings.xml</text:span> file. If it’s not there, you can create it with the following structure:</text:p>
      <text:p text:style-name="P31">&lt;settings xmlns="http://maven.apache.org/SETTINGS/1.0.0"</text:p>
      <text:p text:style-name="P32">xmlns:xsi="http://www.w3.org/2001/XMLSchema-instance"</text:p>
      <text:p text:style-name="P33">xsi:schemaLocation="http://maven.apache.org/SETTINGS/1.0.0</text:p>
      <text:p text:style-name="P34">https://maven.apache.org/xsd/settings-1.0.0.xsd"&gt;</text:p>
      <text:p text:style-name="P35"/>
      <text:p text:style-name="P36"><text:s text:c="2"/>&lt;servers&gt;</text:p>
      <text:p text:style-name="P37"><text:s text:c="4"/>&lt;server&gt;</text:p>
      <text:p text:style-name="P38"><text:s text:c="6"/>&lt;id&gt;camunda-bpm-nexus-ee&lt;/id&gt;</text:p>
      <text:p text:style-name="P39"><text:s text:c="6"/>&lt;username&gt;YOUR_USERNAME&lt;/username&gt;</text:p>
      <text:p text:style-name="P40"><text:s text:c="6"/>&lt;password&gt;YOUR_PASSWORD&lt;/password&gt;</text:p>
      <text:p text:style-name="P41"><text:s text:c="4"/>&lt;/server&gt;</text:p>
      <text:p text:style-name="P42"><text:s text:c="2"/>&lt;/servers&gt;</text:p>
      <text:p text:style-name="P43"/>
      <text:p text:style-name="P44">&lt;/settings&gt;</text:p>
      <text:p text:style-name="First_20_paragraph">Now when you run <text:span text:style-name="Source_Text">mvn clean install</text:span> your project should pull the dependencies from the EE version and build your application prope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1</meta:generator>
    <dc:title/>
    <dc:description/>
    <dc:subject/>
    <meta:keyword/>
    <meta:initial-creator/>
    <dc:creator/>
    <meta:creation-date>2021-12-21T15:06:03Z</meta:creation-date>
    <dc:date>2021-12-21T15:06:03Z</dc:date>
  </office:meta>
</office:document-meta>
</file>